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1.3882in"/>
    </style:style>
    <style:style style:name="co17" style:family="table-column">
      <style:table-column-properties fo:break-before="auto" style:column-width="1.5602in"/>
    </style:style>
    <style:style style:name="co18" style:family="table-column">
      <style:table-column-properties fo:break-before="auto" style:column-width="1.8937in"/>
    </style:style>
    <style:style style:name="co19" style:family="table-column">
      <style:table-column-properties fo:break-before="auto" style:column-width="1.0543in"/>
    </style:style>
    <style:style style:name="co2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4744in"/>
    </style:style>
    <style:style style:name="co8" style:family="table-column">
      <style:table-column-properties fo:break-before="auto" style:column-width="1.3126in"/>
    </style:style>
    <style:style style:name="co9" style:family="table-column">
      <style:table-column-properties fo:break-before="auto" style:column-width="0.6346in"/>
    </style:style>
    <style:style style:name="co10" style:family="table-column">
      <style:table-column-properties fo:break-before="auto" style:column-width="0.9681in"/>
    </style:style>
    <style:style style:name="co11" style:family="table-column">
      <style:table-column-properties fo:break-before="auto" style:column-width="1.3984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2.3437in"/>
    </style:style>
    <style:style style:name="co14" style:family="table-column">
      <style:table-column-properties fo:break-before="auto" style:column-width="1.5925in"/>
    </style:style>
    <style:style style:name="co20" style:family="table-column">
      <style:table-column-properties fo:break-before="auto" style:column-width="1.1299in"/>
    </style:style>
    <style:style style:name="co21" style:family="table-column">
      <style:table-column-properties fo:break-before="auto" style:column-width="1.2673in"/>
    </style:style>
    <style:style style:name="co22" style:family="table-column">
      <style:table-column-properties fo:break-before="auto" style:column-width="1.052in"/>
    </style:style>
    <style:style style:name="co23" style:family="table-column">
      <style:table-column-properties fo:break-before="auto" style:column-width="1.0756in"/>
    </style:style>
    <style:style style:name="co24" style:family="table-column">
      <style:table-column-properties fo:break-before="auto" style:column-width="1.0437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9"/>
    <style:style style:name="ce6" style:family="table-cell" style:parent-style-name="Default" style:data-style-name="N11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19">
      <style:table-cell-properties style:text-align-source="fix" style:repeat-content="false"/>
      <style:paragraph-properties fo:text-align="center" fo:margin-left="0in"/>
      <style:text-properties style:font-name="Arial" fo:font-weight="bold" style:font-name-asian="Noto Sans CJK SC" style:font-weight-asian="bold" style:font-name-complex="DejaVu Sans" style:font-weight-complex="bold"/>
    </style:style>
  </office:automatic-styles>
  <office:body>
    <office:spreadsheet>
      <table:table table:name="Transition Materials" table:style-name="ta1" table:print="false">
        <table:table-column table:style-name="co7" table:default-cell-style-name="ce3"/>
        <table:table-column table:style-name="co2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2" table:default-cell-style-name="ce3"/>
        <table:table-column table:style-name="co12" table:default-cell-style-name="ce3"/>
        <table:table-column table:style-name="co2" table:default-cell-style-name="ce3"/>
        <table:table-column table:style-name="co13" table:default-cell-style-name="ce3"/>
        <table:table-column table:style-name="co14" table:default-cell-style-name="ce3"/>
        <table:table-column table:style-name="co20" table:default-cell-style-name="ce3"/>
        <table:table-column table:style-name="co2" table:number-columns-repeated="2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" table:number-columns-repeated="1005" table:default-cell-style-name="ce3"/>
        <table:table-row table:style-name="ro1">
          <table:table-cell table:number-columns-repeated="9"/>
          <table:table-cell office:value-type="string">
            <text:p>Ambient C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20">
            <text:p>20.0000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" office:value-type="string">
            <text:p>Piston</text:p>
          </table:table-cell>
          <table:table-cell table:style-name="ce6" office:value-type="string">
            <text:p>Bore mm</text:p>
          </table:table-cell>
          <table:table-cell table:style-name="ce6" office:value-type="string">
            <text:p>Stroke mm</text:p>
          </table:table-cell>
          <table:table-cell table:style-name="ce6" office:value-type="string">
            <text:p>Volume 3^mm</text:p>
          </table:table-cell>
          <table:table-cell table:style-name="ce6" office:value-type="string">
            <text:p>Delta C</text:p>
          </table:table-cell>
          <table:table-cell table:style-name="ce6" office:value-type="string">
            <text:p>Expansion %</text:p>
          </table:table-cell>
          <table:table-cell table:style-name="ce6" office:value-type="string">
            <text:p>Res Vol 3^mm</text:p>
          </table:table-cell>
          <table:table-cell table:style-name="ce6" office:value-type="string">
            <text:p>Res Height</text:p>
          </table:table-cell>
          <table:table-cell table:style-name="ce6" office:value-type="string">
            <text:p>density g/cm3</text:p>
          </table:table-cell>
          <table:table-cell table:style-name="ce6" office:value-type="string">
            <text:p>Mas kg</text:p>
          </table:table-cell>
          <table:table-cell table:style-name="ce7" office:value-type="string">
            <text:p>Specific Heat Capacity j/kg c</text:p>
          </table:table-cell>
          <table:table-cell table:style-name="ce7" office:value-type="string">
            <text:p>Heat of Fusion j/kg</text:p>
          </table:table-cell>
          <table:table-cell table:style-name="ce6" office:value-type="string">
            <text:p>Input Power J</text:p>
          </table:table-cell>
          <table:table-cell table:style-name="ce6" office:value-type="string">
            <text:p>Input W/h</text:p>
          </table:table-cell>
          <table:table-cell table:style-name="ce6" office:value-type="string">
            <text:p>Torque kg/m</text:p>
          </table:table-cell>
          <table:table-cell table:style-name="ce6" office:value-type="string">
            <text:p>Force kg</text:p>
          </table:table-cell>
          <table:table-cell table:style-name="ce6" office:value-type="string">
            <text:p>Force LBS</text:p>
          </table:table-cell>
          <table:table-cell table:style-name="ce6" office:value-type="string">
            <text:p>Force PSI</text:p>
          </table:table-cell>
          <table:table-cell table:style-name="ce6" office:value-type="string">
            <text:p>Melting Point</text:p>
          </table:table-cell>
          <table:table-cell table:style-name="ce6" table:number-columns-repeated="1005"/>
        </table:table-row>
        <table:table-row table:style-name="ro1">
          <table:table-cell office:value-type="string">
            <text:p>Wax</text:p>
          </table:table-cell>
          <table:table-cell office:value-type="float" office:value="10">
            <text:p>10.0000</text:p>
          </table:table-cell>
          <table:table-cell office:value-type="float" office:value="25">
            <text:p>25.0000</text:p>
          </table:table-cell>
          <table:table-cell table:formula="of:=PI() * (([.B8]/2) *([.B8]/2)) * [.C8]" office:value-type="float" office:value="1963.49540849362">
            <text:p>1963.4954</text:p>
          </table:table-cell>
          <table:table-cell office:value-type="float" office:value="5">
            <text:p>5.0000</text:p>
          </table:table-cell>
          <table:table-cell office:value-type="float" office:value="0.1">
            <text:p>0.1000</text:p>
          </table:table-cell>
          <table:table-cell table:formula="of:=((100*[.D8]) / [.F8]) / 100" office:value-type="float" office:value="19634.9540849362">
            <text:p>19634.9541</text:p>
          </table:table-cell>
          <table:table-cell table:formula="of:=[.G8]/(40*40)" office:value-type="float" office:value="12.2718463030851">
            <text:p>12.2718</text:p>
          </table:table-cell>
          <table:table-cell office:value-type="float" office:value="0.9">
            <text:p>0.9000</text:p>
          </table:table-cell>
          <table:table-cell office:value-type="float" office:value="0.0152">
            <text:p>0.0152</text:p>
          </table:table-cell>
          <table:table-cell office:value-type="float" office:value="2500">
            <text:p>2500.0000</text:p>
          </table:table-cell>
          <table:table-cell office:value-type="float" office:value="240000">
            <text:p>240000.0000</text:p>
          </table:table-cell>
          <table:table-cell table:formula="of:=(([.J8]*[.K8])*[.E8]) + ([.L8]*[.J8])" office:value-type="float" office:value="3838">
            <text:p>3838.0000</text:p>
          </table:table-cell>
          <table:table-cell table:formula="of:=[.M8]/3600" office:value-type="float" office:value="1.06611111111111">
            <text:p>1.0661</text:p>
          </table:table-cell>
          <table:table-cell table:formula="of:=[.M8]/9.8066499997" office:value-type="float" office:value="391.367082552901">
            <text:p>391.3671</text:p>
          </table:table-cell>
          <table:table-cell table:formula="of:=[.O8]/([.C8]/1000)" office:value-type="float" office:value="15654.6833021161">
            <text:p>15654.6833</text:p>
          </table:table-cell>
          <table:table-cell table:formula="of:=[.P8]*2.20462" office:value-type="float" office:value="34512.6279015111">
            <text:p>34512.6279</text:p>
          </table:table-cell>
          <table:table-cell table:formula="of:=(25.4/[.B8])*[.Q8]" office:value-type="float" office:value="87662.0748698382">
            <text:p>87662.0749</text:p>
          </table:table-cell>
          <table:table-cell office:value-type="float" office:value="61.6667">
            <text:p>61.6667</text:p>
          </table:table-cell>
          <table:table-cell table:number-columns-repeated="1005"/>
        </table:table-row>
        <table:table-row table:style-name="ro1">
          <table:table-cell office:value-type="string">
            <text:p>Gallium</text:p>
          </table:table-cell>
          <table:table-cell office:value-type="float" office:value="10">
            <text:p>10.0000</text:p>
          </table:table-cell>
          <table:table-cell office:value-type="float" office:value="25.4">
            <text:p>25.4000</text:p>
          </table:table-cell>
          <table:table-cell table:formula="of:=PI() * (([.B9]/2) *([.B9]/2)) * [.C9]" office:value-type="float" office:value="1994.91133502952">
            <text:p>1994.9113</text:p>
          </table:table-cell>
          <table:table-cell office:value-type="float" office:value="5">
            <text:p>5.0000</text:p>
          </table:table-cell>
          <table:table-cell office:value-type="float" office:value="0.03">
            <text:p>0.0300</text:p>
          </table:table-cell>
          <table:table-cell table:formula="of:=((100*[.D9]) / [.F9]) / 100" office:value-type="float" office:value="66497.044500984">
            <text:p>66497.0445</text:p>
          </table:table-cell>
          <table:table-cell table:formula="of:=[.G9]/(40*40)" office:value-type="float" office:value="41.560652813115">
            <text:p>41.5607</text:p>
          </table:table-cell>
          <table:table-cell office:value-type="float" office:value="5.91">
            <text:p>5.9100</text:p>
          </table:table-cell>
          <table:table-cell table:formula="of:=([.G9]/100)*([.I9]/10000)" office:value-type="float" office:value="0.392997533000815">
            <text:p>0.3930</text:p>
          </table:table-cell>
          <table:table-cell office:value-type="float" office:value="370">
            <text:p>370.0000</text:p>
          </table:table-cell>
          <table:table-cell office:value-type="float" office:value="80000">
            <text:p>80000.0000</text:p>
          </table:table-cell>
          <table:table-cell table:formula="of:=(([.J9]*[.K9])*[.E9]) + ([.L9]*[.J9])" office:value-type="float" office:value="32166.8480761167">
            <text:p>32166.8481</text:p>
          </table:table-cell>
          <table:table-cell table:formula="of:=[.M9]/3600" office:value-type="float" office:value="8.93523557669909">
            <text:p>8.9352</text:p>
          </table:table-cell>
          <table:table-cell table:formula="of:=[.M9]/9.8066499997" office:value-type="float" office:value="3280.10565046175">
            <text:p>3280.1057</text:p>
          </table:table-cell>
          <table:table-cell table:formula="of:=[.O9]/([.C9]/1000)" office:value-type="float" office:value="129138.017734715">
            <text:p>129138.0177</text:p>
          </table:table-cell>
          <table:table-cell table:formula="of:=[.P9]*2.20462" office:value-type="float" office:value="284700.256658307">
            <text:p>284700.2567</text:p>
          </table:table-cell>
          <table:table-cell table:formula="of:=(25.4/[.B9])*[.Q9]" office:value-type="float" office:value="723138.651912099">
            <text:p>723138.6519</text:p>
          </table:table-cell>
          <table:table-cell office:value-type="float" office:value="29.76">
            <text:p>29.7600</text:p>
          </table:table-cell>
          <table:table-cell table:number-columns-repeated="1005"/>
        </table:table-row>
        <table:table-row table:style-name="ro1">
          <table:table-cell office:value-type="string">
            <text:p>Lauric acid</text:p>
          </table:table-cell>
          <table:table-cell office:value-type="float" office:value="10">
            <text:p>10.0000</text:p>
          </table:table-cell>
          <table:table-cell office:value-type="float" office:value="300">
            <text:p>300.0000</text:p>
          </table:table-cell>
          <table:table-cell table:formula="of:=PI() * (([.B10]/2) *([.B10]/2)) * [.C10]" office:value-type="float" office:value="23561.9449019234">
            <text:p>23561.9449</text:p>
          </table:table-cell>
          <table:table-cell office:value-type="float" office:value="5">
            <text:p>5.0000</text:p>
          </table:table-cell>
          <table:table-cell office:value-type="float" office:value="0.14">
            <text:p>0.1400</text:p>
          </table:table-cell>
          <table:table-cell table:formula="of:=((100*[.D10]) / [.F10]) / 100" office:value-type="float" office:value="168299.60644231">
            <text:p>168299.6064</text:p>
          </table:table-cell>
          <table:table-cell table:formula="of:=[.G10]/(40*40)" office:value-type="float" office:value="105.187254026444">
            <text:p>105.1873</text:p>
          </table:table-cell>
          <table:table-cell office:value-type="float" office:value="1.07">
            <text:p>1.0700</text:p>
          </table:table-cell>
          <table:table-cell table:formula="of:=([.G10]/100)*([.I10]/10000)" office:value-type="float" office:value="0.180080578893272">
            <text:p>0.1801</text:p>
          </table:table-cell>
          <table:table-cell office:value-type="float" office:value="2150">
            <text:p>2150.0000</text:p>
          </table:table-cell>
          <table:table-cell office:value-type="float" office:value="211600">
            <text:p>211600.0000</text:p>
          </table:table-cell>
          <table:table-cell table:formula="of:=(([.J10]*[.K10])*[.E10]) + ([.L10]*[.J10])" office:value-type="float" office:value="40040.916716919">
            <text:p>40040.9167</text:p>
          </table:table-cell>
          <table:table-cell table:formula="of:=[.M10]/3600" office:value-type="float" office:value="11.1224768658108">
            <text:p>11.1225</text:p>
          </table:table-cell>
          <table:table-cell table:formula="of:=[.M10]/9.8066499997" office:value-type="float" office:value="4083.03719599904">
            <text:p>4083.0372</text:p>
          </table:table-cell>
          <table:table-cell table:formula="of:=[.O10]/([.C10]/1000)" office:value-type="float" office:value="13610.1239866635">
            <text:p>13610.1240</text:p>
          </table:table-cell>
          <table:table-cell table:formula="of:=[.P10]*2.20462" office:value-type="float" office:value="30005.151543478">
            <text:p>30005.1515</text:p>
          </table:table-cell>
          <table:table-cell table:formula="of:=(25.4/[.B10])*[.Q10]" office:value-type="float" office:value="76213.0849204341">
            <text:p>76213.0849</text:p>
          </table:table-cell>
          <table:table-cell office:value-type="float" office:value="43.2">
            <text:p>43.2000</text:p>
          </table:table-cell>
          <table:table-cell table:number-columns-repeated="100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erials" table:style-name="ta1" table:print="false"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/>
          <table:table-cell office:value-type="string">
            <text:p>Lower Is better</text:p>
          </table:table-cell>
          <table:table-cell office:value-type="string">
            <text:p>Lower better</text:p>
          </table:table-cell>
          <table:table-cell office:value-type="string">
            <text:p>Higher is better</text:p>
          </table:table-cell>
          <table:table-cell office:value-type="string">
            <text:p>+- 20C delta, lower is better</text:p>
          </table:table-cell>
          <table:table-cell/>
        </table:table-row>
        <table:table-row table:style-name="ro1">
          <table:table-cell table:style-name="ce4" office:value-type="string">
            <text:p>Material</text:p>
          </table:table-cell>
          <table:table-cell table:style-name="ce4" office:value-type="string">
            <text:p>Density g/cm3</text:p>
          </table:table-cell>
          <table:table-cell table:style-name="ce5" office:value-type="string">
            <text:p>Specific Heat J/kg-c</text:p>
          </table:table-cell>
          <table:table-cell table:style-name="ce5" office:value-type="string">
            <text:p>Thermal Expansion %</text:p>
          </table:table-cell>
          <table:table-cell table:style-name="ce5" office:value-type="string">
            <text:p>Melting Point C</text:p>
          </table:table-cell>
          <table:table-cell/>
        </table:table-row>
        <table:table-row table:style-name="ro1">
          <table:table-cell office:value-type="string">
            <text:p>Gallium</text:p>
          </table:table-cell>
          <table:table-cell office:value-type="float" office:value="5.91">
            <text:p>5.91</text:p>
          </table:table-cell>
          <table:table-cell office:value-type="float" office:value="370">
            <text:p>370</text:p>
          </table:table-cell>
          <table:table-cell office:value-type="float" office:value="0.03">
            <text:p>0.03</text:p>
          </table:table-cell>
          <table:table-cell table:formula="of:=29.76-20" office:value-type="float" office:value="9.76">
            <text:p>9.76</text:p>
          </table:table-cell>
          <table:table-cell/>
        </table:table-row>
        <table:table-row table:style-name="ro1">
          <table:table-cell office:value-type="string">
            <text:p>Paraffin</text:p>
          </table:table-cell>
          <table:table-cell office:value-type="float" office:value="0.9">
            <text:p>0.9</text:p>
          </table:table-cell>
          <table:table-cell office:value-type="float" office:value="2500">
            <text:p>2500</text:p>
          </table:table-cell>
          <table:table-cell office:value-type="float" office:value="0.12">
            <text:p>0.12</text:p>
          </table:table-cell>
          <table:table-cell office:value-type="float" office:value="68">
            <text:p>68</text:p>
          </table:table-cell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1">05/21/2021</text:date>, <text:time>21:0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ry Woods</meta:initial-creator>
    <meta:creation-date>2021-01-31T01:22:32</meta:creation-date>
    <dc:date>2021-05-21T21:08:59</dc:date>
    <dc:creator>Jerry Woods</dc:creator>
    <meta:editing-duration>PT10H23S</meta:editing-duration>
    <meta:editing-cycles>15</meta:editing-cycles>
    <meta:generator>OpenOffice/4.1.5$Unix OpenOffice.org_project/415m1$Build-9789</meta:generator>
    <meta:document-statistic meta:table-count="3" meta:cell-count="97" meta:object-count="0"/>
  </office:meta>
</office:document-meta>
</file>